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1.87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01.8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risc_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 bits used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F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subtraction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07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07F0F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shift_righ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bits right with sign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extrac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single bit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7B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6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E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EC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office:value-type="string" calcext:value-type="string">
            <text:p>add_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three registers and one immediate operand, optional sign change</text:p>
          </table:table-cell>
        </table:table-row>
        <table:table-row table:style-name="ro1">
          <table:table-cell office:value-type="string" calcext:value-type="string">
            <text:p>add_add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four operands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3FFFF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_lef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bits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16-bit sign extended constant from register</text:p>
          </table:table-cell>
        </table:table-row>
        <table:table-row table:style-name="ro1">
          <table:table-cell office:value-type="string" calcext:value-type="string">
            <text:p>sub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verse 16-bit sign extended constant from registe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n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div_ex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r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revers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set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t all bits except one</text:p>
          </table:table-cell>
        </table:table-row>
        <table:table-row table:style-name="ro1">
          <table:table-cell office:value-type="string" calcext:value-type="string">
            <text:p>clear_bits_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ed constant left by 16, broadcast and add to 64-bit vector elements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truth_tab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four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OP3 bits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cmp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move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ditional move and store</text:p>
          </table:table-cell>
        </table:table-row>
        <table:table-row table:style-name="ro1">
          <table:table-cell office:value-type="string" calcext:value-type="string">
            <text:p>move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ditional move and store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add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sub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office:value-type="string" calcext:value-type="string">
            <text:p>mul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two vectors, store result to memory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1" office:value-type="string" calcext:value-type="string">
            <text:p>sub_sign_jmp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sign_jmpz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sign_jmp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sign_jmpz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unsign_jmp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unsign_jmp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unsign_jmpnz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unsign_jmpz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sub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sign_jmp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sign_jmpn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add_sign_jmp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sign_jmpz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sign_jmp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sign_jmpz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unsign_jmp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unsign_jmp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unsign_jmp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unsign_jmp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mp_float_jmp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mp_float_jmpfin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table:style-name="ce1" office:value-type="string" calcext:value-type="string">
            <text:p>cmp_float_jmpsub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subnormal</text:p>
          </table:table-cell>
        </table:table-row>
        <table:table-row table:style-name="ro1">
          <table:table-cell table:style-name="ce1" office:value-type="string" calcext:value-type="string">
            <text:p>cmp_float_jmpnsubn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subnormal</text:p>
          </table:table-cell>
        </table:table-row>
        <table:table-row table:style-name="ro1">
          <table:table-cell table:style-name="ce1" office:value-type="string" calcext:value-type="string">
            <text:p>add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sign_jmp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sign_jmpnov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office:value-type="string" calcext:value-type="string">
            <text:p>shif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ad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mp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add_jmp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mp_sign_jmp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mp_sign_jmp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mp_sign_jm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mp_sign_jmp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mp_unsign_jmp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mp_unsign_jmp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mp_unsign_jm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mp_unsign_jmp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mp_float_jmp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mp_float_jmp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office:value-type="string" calcext:value-type="string">
            <text:p>cmp_float_jmpi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at least one operand is +/- infinite</text:p>
          </table:table-cell>
        </table:table-row>
        <table:table-row table:style-name="ro1">
          <table:table-cell office:value-type="string" calcext:value-type="string">
            <text:p>cmp_float_jmpnin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+/- infinite</text:p>
          </table:table-cell>
        </table:table-row>
        <table:table-row table:style-name="ro1">
          <table:table-cell table:style-name="ce1" office:value-type="string" calcext:value-type="string">
            <text:p>cmp_jmp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office:value-type="string" calcext:value-type="string">
            <text:p>cmp_jmp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office:value-type="string" calcext:value-type="string">
            <text:p>tes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mp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mp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mp_unsigned_trap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-00-0000</text:date>, <text:time style:data-style-name="N2" text:time-value="15:50:15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1T17:17:19.569000000</dc:date>
    <meta:editing-duration>PT14H41M15S</meta:editing-duration>
    <meta:editing-cycles>65</meta:editing-cycles>
    <meta:generator>LibreOffice/5.0.5.2$Windows_x86 LibreOffice_project/55b006a02d247b5f7215fc6ea0fde844b30035b3</meta:generator>
    <meta:document-statistic meta:table-count="1" meta:cell-count="4159" meta:object-count="0"/>
    <meta:user-defined meta:name="qrichtext">1</meta:user-defined>
  </office:meta>
</office:document-meta>
</file>